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9in" fo:margin-left="-0.0083in" fo:margin-top="0in" fo:margin-bottom="0.0799in" table:align="left" style:writing-mode="lr-tb"/>
    </style:style>
    <style:style style:name="Table1.A" style:family="table-column">
      <style:table-column-properties style:column-width="1.6896in"/>
    </style:style>
    <style:style style:name="Table1.B" style:family="table-column">
      <style:table-column-properties style:column-width="1.034in"/>
    </style:style>
    <style:style style:name="Table1.C" style:family="table-column">
      <style:table-column-properties style:column-width="0.9354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6903in" fo:margin-left="-0.0007in" fo:margin-top="0in" fo:margin-bottom="0.0799in" table:align="left" style:writing-mode="lr-tb"/>
    </style:style>
    <style:style style:name="Table2.A" style:family="table-column">
      <style:table-column-properties style:column-width="3.6903in"/>
    </style:style>
    <style:style style:name="Table2.1" style:family="table-row">
      <style:table-row-properties style:min-row-height="1.8111in" fo:keep-together="auto"/>
    </style:style>
    <style:style style:name="Table2.A1" style:family="table-cell">
      <style:table-cell-properties fo:padding="0.0694in" fo:border="1pt solid #980000"/>
    </style:style>
    <style:style style:name="Table3" style:family="table">
      <style:table-properties style:width="3.3153in" fo:margin-left="0.3021in" fo:margin-top="0.0597in" fo:margin-bottom="0in" table:align="left" style:may-break-between-rows="false" style:writing-mode="lr-tb"/>
    </style:style>
    <style:style style:name="Table3.A" style:family="table-column">
      <style:table-column-properties style:column-width="3.3153in"/>
    </style:style>
    <style:style style:name="Table3.1" style:family="table-row">
      <style:table-row-properties fo:keep-together="auto"/>
    </style:style>
    <style:style style:name="Table3.A1" style:family="table-cell">
      <style:table-cell-properties fo:padding="0.0694in" fo:border="1pt solid #980000"/>
    </style:style>
    <style:style style:name="Table6" style:family="table">
      <style:table-properties style:width="3.6875in" fo:margin-left="-0.0007in" fo:margin-top="0in" fo:margin-bottom="0in" fo:break-before="auto" fo:break-after="auto" table:align="left" style:may-break-between-rows="false" style:writing-mode="lr-tb"/>
    </style:style>
    <style:style style:name="Table6.A" style:family="table-column">
      <style:table-column-properties style:column-width="3.6875in"/>
    </style:style>
    <style:style style:name="Table6.1" style:family="table-row">
      <style:table-row-properties style:min-row-height="1.8021in" fo:keep-together="auto"/>
    </style:style>
    <style:style style:name="Table6.A1" style:family="table-cell">
      <style:table-cell-properties fo:padding="0.0694in" fo:border="1pt solid #980000"/>
    </style:style>
    <style:style style:name="Table7" style:family="table">
      <style:table-properties style:width="3.6604in" fo:margin-left="-0.0083in" fo:margin-top="0in" fo:margin-bottom="0in" table:align="left"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35in"/>
    </style:style>
    <style:style style:name="Table7.D" style:family="table-column">
      <style:table-column-properties style:column-width="1.2264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0.75pt solid #666666" fo:border-right="none"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text-align="center" style:justify-single-word="false"/>
    </style:style>
    <style:style style:name="P4" style:family="paragraph" style:parent-style-name="Exalted">
      <style:paragraph-properties fo:margin-left="0in" fo:margin-right="0in" fo:margin-top="0in" fo:margin-bottom="0.0555in" style:contextual-spacing="false" fo:line-height="100%" fo:text-indent="0in" style:auto-text-indent="false"/>
    </style:style>
    <style:style style:name="P5" style:family="paragraph" style:parent-style-name="Exalted">
      <style:paragraph-properties fo:margin-left="0in" fo:margin-right="0in" fo:margin-top="0in" fo:margin-bottom="0.0555in" style:contextual-spacing="false" fo:line-height="100%" fo:text-indent="0in" style:auto-text-indent="false"/>
      <style:text-properties officeooo:paragraph-rsid="0031e2de"/>
    </style:style>
    <style:style style:name="P6" style:family="paragraph" style:parent-style-name="Exalted">
      <style:paragraph-properties fo:margin-top="0in" fo:margin-bottom="0in" style:contextual-spacing="false" fo:line-height="100%" fo:orphans="0" fo:widows="0"/>
      <style:text-properties officeooo:paragraph-rsid="001ae85f"/>
    </style:style>
    <style:style style:name="P7" style:family="paragraph" style:parent-style-name="Exalted">
      <style:paragraph-properties fo:margin-top="0in" fo:margin-bottom="0in" style:contextual-spacing="false" fo:line-height="100%" fo:text-align="start" style:justify-single-word="false" fo:orphans="0" fo:widows="0"/>
      <style:text-properties officeooo:paragraph-rsid="000e5a31"/>
    </style:style>
    <style:style style:name="P8"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font-weight="bold" officeooo:paragraph-rsid="000e5a31" style:font-name-asian="Modern Antiqua1" style:font-weight-asian="bold" style:font-name-complex="Modern Antiqua1" style:font-size-complex="10pt" style:font-style-complex="normal" style:font-weight-complex="bold"/>
    </style:style>
    <style:style style:name="P9" style:family="paragraph" style:parent-style-name="Standard">
      <style:paragraph-properties fo:margin-top="0in" fo:margin-bottom="0in" style:contextual-spacing="false" fo:line-height="100%" fo:orphans="0" fo:widows="0"/>
      <style:text-properties fo:color="#980000" loext:opacity="100%" style:font-name="Modern Antiqua" fo:font-weight="bold" officeooo:paragraph-rsid="001ae85f" style:font-name-asian="Modern Antiqua1" style:font-weight-asian="bold" style:font-name-complex="Modern Antiqua1"/>
    </style:style>
    <style:style style:name="P10" style:family="paragraph" style:parent-style-name="Standard">
      <style:paragraph-properties fo:margin-top="0in" fo:margin-bottom="0.0835in" style:contextual-spacing="false"/>
    </style:style>
    <style:style style:name="P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12"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Table_20_Contents">
      <style:paragraph-properties fo:margin-top="0.0201in" fo:margin-bottom="0.0598in" style:contextual-spacing="true" fo:orphans="0" fo:widows="0"/>
      <style:text-properties fo:font-size="9pt" fo:font-weight="normal" style:font-size-asian="9pt" style:font-weight-asian="normal" style:font-size-complex="9pt" style:font-style-complex="normal" style:font-weight-complex="normal"/>
    </style:style>
    <style:style style:name="P1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15" style:family="paragraph" style:parent-style-name="Textbox_20_Heading">
      <style:paragraph-properties fo:text-align="start" style:justify-single-word="false" fo:orphans="0" fo:widows="0"/>
      <style:text-properties fo:color="#98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6" style:family="paragraph" style:parent-style-name="Heading_20_2">
      <style:text-properties officeooo:paragraph-rsid="0031e2de"/>
    </style:style>
    <style:style style:name="P17" style:family="paragraph" style:parent-style-name="Heading_20_2">
      <style:paragraph-properties fo:margin-top="0in" fo:margin-bottom="0.0555in" style:contextual-spacing="false" fo:line-height="100%">
        <style:tab-stops>
          <style:tab-stop style:position="0.2165in"/>
        </style:tab-stops>
      </style:paragraph-properties>
    </style:style>
    <style:style style:name="P18" style:family="paragraph" style:parent-style-name="Heading_20_2">
      <style:paragraph-properties fo:margin-top="0in" fo:margin-bottom="0.0555in" style:contextual-spacing="false" fo:line-height="100%" fo:break-before="column">
        <style:tab-stops>
          <style:tab-stop style:position="0.2165in"/>
        </style:tab-stops>
      </style:paragraph-properties>
    </style:style>
    <style:style style:name="P19" style:family="paragraph" style:parent-style-name="Heading_20_1" style:master-page-name="First_20_Page">
      <style:paragraph-properties fo:text-align="center" style:justify-single-word="false" style:page-number="1"/>
    </style:style>
    <style:style style:name="P20" style:family="paragraph" style:parent-style-name="Exalted" style:list-style-name="Exalted_20_Center_20_Dot"/>
    <style:style style:name="P21" style:family="paragraph" style:parent-style-name="Exalted" style:list-style-name="Exalted_20_1a">
      <style:paragraph-properties fo:margin-top="0.0398in" fo:margin-bottom="0.0992in" style:contextual-spacing="false" fo:line-height="100%" fo:text-align="start" style:justify-single-word="false"/>
    </style:style>
    <style:style style:name="P22"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7386d"/>
    </style:style>
    <style:style style:name="P23"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437730"/>
    </style:style>
    <style:style style:name="P24" style:family="paragraph" style:parent-style-name="Exalted" style:list-style-name="Exalt_20_Dot">
      <style:paragraph-properties fo:margin-top="0.0398in" fo:margin-bottom="0.0992in" style:contextual-spacing="false" fo:line-height="100%" fo:text-align="start" style:justify-single-word="false"/>
    </style:style>
    <style:style style:name="P25"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9d4fe"/>
    </style:style>
    <style:style style:name="P26"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c46cf"/>
    </style:style>
    <style:style style:name="P27" style:family="paragraph" style:parent-style-name="Exalted" style:list-style-name="Exalted_20_1a">
      <style:paragraph-properties fo:margin-top="0.0398in" fo:margin-bottom="0.0992in" style:contextual-spacing="false" fo:line-height="100%" fo:text-align="start" style:justify-single-word="false"/>
      <style:text-properties fo:font-weight="bold" officeooo:rsid="0038730a" officeooo:paragraph-rsid="0038730a" style:font-weight-asian="bold" style:font-weight-complex="bold"/>
    </style:style>
    <style:style style:name="P28"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paragraph-rsid="0033d9d0" style:font-weight-asian="normal" style:font-weight-complex="normal"/>
    </style:style>
    <style:style style:name="P29" style:family="paragraph" style:parent-style-name="Exalted" style:list-style-name="Exalted_20_1a">
      <style:paragraph-properties fo:margin-top="0in" fo:margin-bottom="0.0201in" style:contextual-spacing="false" fo:line-height="100%" fo:text-align="start" style:justify-single-word="false"/>
      <style:text-properties officeooo:paragraph-rsid="00437730"/>
    </style:style>
    <style:style style:name="P30" style:family="paragraph" style:parent-style-name="Exalted" style:list-style-name="Exalted_20_1a">
      <style:paragraph-properties fo:margin-top="0in" fo:margin-bottom="0.139in" style:contextual-spacing="false" fo:line-height="100%" fo:text-align="start" style:justify-single-word="false"/>
      <style:text-properties officeooo:paragraph-rsid="00212f41"/>
    </style:style>
    <style:style style:name="P31" style:family="paragraph" style:parent-style-name="Exalted" style:list-style-name="Exalted_20_1a">
      <style:paragraph-properties fo:margin-top="0in" fo:margin-bottom="0.0598in" style:contextual-spacing="false" fo:line-height="100%" fo:text-align="start" style:justify-single-word="false"/>
      <style:text-properties fo:font-weight="bold" officeooo:paragraph-rsid="002728ad" style:font-weight-asian="bold"/>
    </style:style>
    <style:style style:name="P32" style:family="paragraph" style:parent-style-name="Exalted" style:list-style-name="Exalt_20_Dot">
      <style:paragraph-properties fo:margin-top="0.0791in" fo:margin-bottom="0.0791in" style:contextual-spacing="false" fo:line-height="100%" fo:text-align="start" style:justify-single-word="false" fo:keep-together="always"/>
    </style:style>
    <style:style style:name="P33"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2728ad"/>
    </style:style>
    <style:style style:name="P34" style:family="paragraph" style:parent-style-name="Exalted" style:list-style-name="Exalted_20_1a">
      <style:paragraph-properties fo:margin-top="0.0693in" fo:margin-bottom="0.0398in" style:contextual-spacing="false" fo:line-height="100%" fo:text-align="start" style:justify-single-word="false"/>
      <style:text-properties fo:font-weight="bold" style:font-weight-asian="bold"/>
    </style:style>
    <style:style style:name="P35"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1c7af5"/>
    </style:style>
    <style:style style:name="P36"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b3191"/>
    </style:style>
    <style:style style:name="P37"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728ad"/>
    </style:style>
    <style:style style:name="P38"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28ad"/>
    </style:style>
    <style:style style:name="P39"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b69b"/>
    </style:style>
    <style:style style:name="P40"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b3191"/>
    </style:style>
    <style:style style:name="P41" style:family="paragraph" style:parent-style-name="Exalted" style:list-style-name="Exalted_20_Center_20_Dot">
      <style:paragraph-properties fo:margin-top="0in" fo:margin-bottom="0in" style:contextual-spacing="false" fo:line-height="100%" fo:orphans="0" fo:widows="0"/>
      <style:text-properties officeooo:paragraph-rsid="001ae85f"/>
    </style:style>
    <style:style style:name="P42" style:family="paragraph" style:parent-style-name="Exalted" style:list-style-name="Exalted_20_Center_20_Dot">
      <style:paragraph-properties fo:margin-top="0in" fo:margin-bottom="0in" style:contextual-spacing="false"/>
    </style:style>
    <style:style style:name="P43" style:family="paragraph" style:parent-style-name="Table_20_Contents" style:list-style-name="Exalted_20_1a">
      <style:paragraph-properties fo:orphans="0" fo:widows="0"/>
    </style:style>
    <style:style style:name="P44" style:family="paragraph" style:parent-style-name="Table_20_Contents" style:list-style-name="Exalted_20_1a">
      <style:paragraph-properties fo:margin-left="0in" fo:margin-right="0.0402in" fo:orphans="0" fo:widows="0" fo:text-indent="0in" style:auto-text-indent="false"/>
    </style:style>
    <style:style style:name="P45" style:family="paragraph" style:parent-style-name="Table_20_Contents" style:list-style-name="Exalted_20_1a">
      <style:paragraph-properties fo:margin-top="0.0201in" fo:margin-bottom="0.0598in" style:contextual-spacing="true" fo:orphans="0" fo:widows="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8730a" style:font-weight-asian="bold" style:font-weight-complex="bold"/>
    </style:style>
    <style:style style:name="T4" style:family="text">
      <style:text-properties fo:font-weight="bold" officeooo:rsid="0039d4fe" style:font-weight-asian="bold" style:font-weight-complex="bold"/>
    </style:style>
    <style:style style:name="T5" style:family="text">
      <style:text-properties fo:font-weight="bold" officeooo:rsid="003c46cf" style:font-weight-asian="bold" style:font-weight-complex="bold"/>
    </style:style>
    <style:style style:name="T6" style:family="text">
      <style:text-properties fo:color="#1155cc" loext:opacity="100%" style:text-underline-style="solid" style:text-underline-width="auto" style:text-underline-color="font-color" fo:font-weight="bold" style:font-weight-asian="bold"/>
    </style:style>
    <style:style style:name="T7" style:family="text">
      <style:text-properties fo:font-style="italic" style:font-style-asian="italic"/>
    </style:style>
    <style:style style:name="T8" style:family="text">
      <style:text-properties style:use-window-font-color="true" loext:opacity="0%" style:font-name="Times New Roman" fo:font-size="10pt" fo:language="en" fo:country="none" fo:font-style="italic" style:text-underline-style="none" fo:font-weight="bold" officeooo:rsid="0023d01f"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9" style:family="text">
      <style:text-properties style:use-window-font-color="true" loext:opacity="0%" style:font-name="Times New Roman" fo:font-size="10pt" fo:language="en" fo:country="none" fo:font-style="italic" style:text-underline-style="none" fo:font-weight="bold" officeooo:rsid="002a6056"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10" style:family="text">
      <style:text-properties style:use-window-font-color="true" loext:opacity="0%" style:font-name="Times New Roman" fo:font-size="10pt" fo:language="en" fo:country="none" fo:font-style="italic" style:text-underline-style="none" fo:font-weight="bold" officeooo:rsid="001de02c"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normal"/>
    </style:style>
    <style:style style:name="T11" style:family="text">
      <style:text-properties style:use-window-font-color="true" loext:opacity="0%" style:font-name="Times New Roman" fo:font-size="10pt" fo:language="en" fo:country="none" fo:font-style="italic" style:text-underline-style="none" fo:font-weight="normal" officeooo:rsid="002a6056"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 style:family="text">
      <style:text-properties style:use-window-font-color="true" loext:opacity="0%" style:font-name="Times New Roman" fo:font-size="10pt" fo:language="en" fo:country="none" fo:font-weight="normal" officeooo:rsid="003a31c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 style:family="text">
      <style:text-properties style:use-window-font-color="true" loext:opacity="0%" style:font-name="Times New Roman" fo:font-size="10pt" fo:language="en" fo:country="none" fo:font-style="normal" officeooo:rsid="001c7a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 style:family="text">
      <style:text-properties style:use-window-font-color="true" loext:opacity="0%" style:font-name="Times New Roman" fo:font-size="10pt" fo:language="en" fo:country="none" fo:font-style="normal" style:text-underline-style="none" fo:font-weight="normal" officeooo:rsid="0027b69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 style:family="text">
      <style:text-properties style:use-window-font-color="true" loext:opacity="0%" style:font-name="Times New Roman" fo:font-size="10pt" fo:language="en" fo:country="none" fo:font-style="normal" style:text-underline-style="none"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 style:family="text">
      <style:text-properties style:use-window-font-color="true" loext:opacity="0%" style:font-name="Times New Roman" fo:font-size="10pt" fo:language="en" fo:country="none" fo:font-style="normal" style:text-underline-style="none" fo:font-weight="normal" officeooo:rsid="00298d6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 style:family="text">
      <style:text-properties style:use-window-font-color="true" loext:opacity="0%" style:font-name="Times New Roman" fo:font-size="10pt" fo:language="en" fo:country="none" fo:font-style="normal" style:text-underline-style="none" fo:font-weight="normal" officeooo:rsid="002d01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none" fo:font-style="normal" style:text-underline-style="none"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none" fo:font-style="normal" style:text-underline-style="none" fo:font-weight="normal" officeooo:rsid="0023d0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none" fo:font-style="normal" style:text-underline-style="none" fo:font-weight="normal" officeooo:rsid="0043a8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language="en" fo:country="none" fo:font-style="normal" style:text-underline-style="none" fo:font-weight="normal" officeooo:rsid="002d27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 style:family="text">
      <style:text-properties style:use-window-font-color="true" loext:opacity="0%" style:font-name="Times New Roman" fo:font-size="10pt" fo:language="en" fo:country="none" fo:font-style="normal" style:text-underline-style="none" fo:font-weight="normal" officeooo:rsid="002867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language="en" fo:country="none" fo:font-style="normal" style:text-underline-style="none" fo:font-weight="normal" officeooo:rsid="002415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style:use-window-font-color="true" loext:opacity="0%" style:font-name="Times New Roman" fo:font-size="10pt" fo:language="en" fo:country="none" fo:font-style="normal" style:text-underline-style="none" fo:font-weight="normal" officeooo:rsid="001c7af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 style:family="text">
      <style:text-properties style:use-window-font-color="true" loext:opacity="0%" style:font-name="Times New Roman" fo:font-size="10pt" fo:language="en" fo:country="none" fo:font-style="normal" style:text-underline-style="non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6" style:family="text">
      <style:text-properties style:use-window-font-color="true" loext:opacity="0%" style:font-name="Times New Roman" fo:font-size="10pt" fo:language="en" fo:country="none" fo:font-style="normal" style:text-underline-style="none" officeooo:rsid="002155c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 style:family="text">
      <style:text-properties style:use-window-font-color="true" loext:opacity="0%" style:font-name="Times New Roman" fo:font-size="10pt" fo:language="en" fo:country="none" fo:font-style="normal" style:text-underline-style="none" officeooo:rsid="0023d01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 style:family="text">
      <style:text-properties style:use-window-font-color="true" loext:opacity="0%" style:font-name="Times New Roman" fo:font-size="10pt" fo:language="en" fo:country="none" fo:font-style="normal" style:text-underline-style="none" fo:font-weight="bold" officeooo:rsid="002a6056"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29" style:family="text">
      <style:text-properties style:use-window-font-color="true" loext:opacity="0%" style:font-name="Times New Roman" fo:font-size="10pt" fo:language="en" fo:country="none" fo:font-style="normal" style:text-underline-style="none" fo:font-weight="bold" officeooo:rsid="0023d0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0" style:family="text">
      <style:text-properties style:use-window-font-color="true" loext:opacity="0%" style:font-name="Times New Roman" fo:font-size="10pt" fo:language="en" fo:country="none" fo:font-style="normal" style:text-underline-style="none" fo:font-weight="bold" officeooo:rsid="001de02c"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1" style:family="text">
      <style:text-properties style:use-window-font-color="true" loext:opacity="0%" style:font-name="Times New Roman" fo:font-size="10pt" fo:language="en" fo:country="none" officeooo:rsid="002e689b"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3081a0"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34a4a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T34" style:family="text">
      <style:text-properties style:use-window-font-color="true" loext:opacity="0%" style:font-name="Times New Roman" fo:font-size="10pt" fo:language="en" fo:country="none" officeooo:rsid="003e41a7"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4225aa"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fo:font-weight="normal" style:font-weight-asian="normal" style:font-weight-complex="normal"/>
    </style:style>
    <style:style style:name="T37" style:family="text">
      <style:text-properties fo:font-weight="normal" officeooo:rsid="001fa30a" style:font-weight-asian="normal" style:font-weight-complex="normal"/>
    </style:style>
    <style:style style:name="T38" style:family="text">
      <style:text-properties fo:font-weight="normal" officeooo:rsid="002728ad" style:font-weight-asian="normal" style:font-weight-complex="normal"/>
    </style:style>
    <style:style style:name="T39" style:family="text">
      <style:text-properties fo:font-weight="normal" officeooo:rsid="002f2b8e" style:font-weight-asian="normal" style:font-weight-complex="normal"/>
    </style:style>
    <style:style style:name="T40" style:family="text">
      <style:text-properties fo:font-weight="normal" officeooo:rsid="00350a81" style:font-weight-asian="normal" style:font-weight-complex="normal"/>
    </style:style>
    <style:style style:name="T41" style:family="text">
      <style:text-properties fo:font-weight="normal" officeooo:rsid="0038730a" style:font-weight-asian="normal" style:font-weight-complex="normal"/>
    </style:style>
    <style:style style:name="T42" style:family="text">
      <style:text-properties fo:font-weight="normal" officeooo:rsid="0039d4fe" style:font-weight-asian="normal" style:font-weight-complex="normal"/>
    </style:style>
    <style:style style:name="T43" style:family="text">
      <style:text-properties fo:font-weight="normal" officeooo:rsid="003a0e7f" style:font-weight-asian="normal" style:font-weight-complex="normal"/>
    </style:style>
    <style:style style:name="T44" style:family="text">
      <style:text-properties fo:font-weight="normal" officeooo:rsid="003a31ce" style:font-weight-asian="normal" style:font-weight-complex="normal"/>
    </style:style>
    <style:style style:name="T45" style:family="text">
      <style:text-properties fo:font-weight="normal" officeooo:rsid="003c46cf" style:font-weight-asian="normal" style:font-weight-complex="normal"/>
    </style:style>
    <style:style style:name="T46" style:family="text">
      <style:text-properties fo:font-weight="normal" officeooo:rsid="003d43b6" style:font-weight-asian="normal" style:font-weight-complex="normal"/>
    </style:style>
    <style:style style:name="T47" style:family="text">
      <style:text-properties fo:font-weight="normal" officeooo:rsid="00437730" style:font-weight-asian="normal" style:font-weight-complex="normal"/>
    </style:style>
    <style:style style:name="T48" style:family="text">
      <style:text-properties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weight-complex="bold"/>
    </style:style>
    <style:style style:name="T50" style:family="text">
      <style:text-properties fo:font-style="normal" style:font-style-asian="normal" style:font-style-complex="normal"/>
    </style:style>
    <style:style style:name="T51" style:family="text">
      <style:text-properties fo:font-style="normal" officeooo:rsid="0043a823" style:font-style-asian="normal" style:font-style-complex="normal"/>
    </style:style>
    <style:style style:name="T52" style:family="text">
      <style:text-properties fo:font-style="normal" officeooo:rsid="001de02c" style:font-style-asian="normal" style:font-style-complex="normal"/>
    </style:style>
    <style:style style:name="T53" style:family="text">
      <style:text-properties officeooo:rsid="002f2b8e"/>
    </style:style>
    <style:style style:name="T54" style:family="text">
      <style:text-properties style:font-size-complex="10pt" style:font-style-complex="normal" style:font-weight-complex="bold"/>
    </style:style>
    <style:style style:name="T55" style:family="text">
      <style:text-properties officeooo:rsid="0038730a"/>
    </style:style>
    <style:style style:name="T56" style:family="text">
      <style:text-properties officeooo:rsid="003c46cf"/>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Character Creation</text:h>
      <text:p text:style-name="P3"/>
      <text:p text:style-name="P3"/>
      <text:p text:style-name="P3"/>
      <text:section text:style-name="Sect1" text:name="TextSection">
        <text:p text:style-name="P4">Aspects of the character are measured in <text:span text:style-name="T1">Dot Ratings</text:span>, the higher number representing greater proficiency.</text:p>
        <text:p text:style-name="P5">A <text:span text:style-name="T1">Power</text:span> is a general term to refer to Charms, Martial Arts Techniques, Martial Arts Form, Spells, and Evocations.</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4">Experience Costs</text:p>
            </table:table-cell>
            <table:covered-table-cell/>
            <table:covered-table-cell/>
          </table:table-row>
          <table:table-row table:style-name="Table1.1">
            <table:table-cell table:style-name="Table1.A2" office:value-type="string">
              <text:p text:style-name="P14"/>
            </table:table-cell>
            <table:table-cell table:style-name="Table1.B2" office:value-type="string">
              <text:p text:style-name="P14">Standard</text:p>
            </table:table-cell>
            <table:table-cell table:style-name="Table1.C2" office:value-type="string">
              <text:p text:style-name="P14">Favored</text:p>
            </table:table-cell>
          </table:table-row>
          <table:table-row table:style-name="Table1.1">
            <table:table-cell table:style-name="Table1.A3" office:value-type="string">
              <text:p text:style-name="P11">Attribute Rating</text:p>
            </table:table-cell>
            <table:table-cell table:style-name="Table1.B3" office:value-type="string">
              <text:p text:style-name="P11">4</text:p>
            </table:table-cell>
            <table:table-cell table:style-name="Table1.A3" office:value-type="string">
              <text:p text:style-name="P11">--</text:p>
            </table:table-cell>
          </table:table-row>
          <table:table-row table:style-name="Table1.1">
            <table:table-cell table:style-name="Table1.A4" office:value-type="string">
              <text:p text:style-name="Table_20_Contents">Ability Rating</text:p>
            </table:table-cell>
            <table:table-cell table:style-name="Table1.B4" office:value-type="string">
              <text:p text:style-name="P11">3</text:p>
            </table:table-cell>
            <table:table-cell table:style-name="Table1.C4" office:value-type="string">
              <text:p text:style-name="P11">2</text:p>
            </table:table-cell>
          </table:table-row>
          <table:table-row table:style-name="Table1.1">
            <table:table-cell table:style-name="Table1.A3" office:value-type="string">
              <text:p text:style-name="P11">Lesser Power</text:p>
            </table:table-cell>
            <table:table-cell table:style-name="Table1.B3" office:value-type="string">
              <text:p text:style-name="P11">5</text:p>
            </table:table-cell>
            <table:table-cell table:style-name="Table1.A3" office:value-type="string">
              <text:p text:style-name="P11">4</text:p>
            </table:table-cell>
          </table:table-row>
          <table:table-row table:style-name="Table1.1">
            <table:table-cell table:style-name="Table1.A6" office:value-type="string">
              <text:p text:style-name="P13">Greater Power <text:line-break/>(Requires Essence 3)</text:p>
            </table:table-cell>
            <table:table-cell table:style-name="Table1.B6" office:value-type="string">
              <text:p text:style-name="P11">10</text:p>
            </table:table-cell>
            <table:table-cell table:style-name="Table1.C6" office:value-type="string">
              <text:p text:style-name="P11">8</text:p>
            </table:table-cell>
          </table:table-row>
        </table:table>
        <text:h text:style-name="P16" text:outline-level="2">Steps</text:h>
        <text:list xml:id="list2146709092" text:style-name="Exalted_20_1a">
          <text:list-item>
            <text:p text:style-name="P22">Choose your <text:span text:style-name="T1">Exaltation </text:span>and a <text:span text:style-name="T1">Caste/Aspect</text:span>, noting down any special abilities granted. <text:s/>Your Exaltation will influence everything about your character, ranging from what Charms can be chosen, Strife Expression, and Great Curse.</text:p>
          </text:list-item>
          <text:list-item>
            <text:p text:style-name="P21">Choose your character’s <text:a xlink:type="simple" xlink:href="#The Great Curse|outline" text:style-name="Internet_20_link" text:visited-style-name="Visited_20_Internet_20_Link"><text:span text:style-name="Internet_20_link"><text:span text:style-name="T6">Great Curse</text:span></text:span></text:a>, the character flaw which your Exalt struggles with day in and day out. Often, your character’s flaw will flare up, causing them to Botch their rolls, fail their actions, or otherwise veer them off of their intended course.<text:line-break/><text:line-break/>The Great Curse is often influenced by their Exaltation--Solars tend to have a flaw of Ego, Lunars by their loss of identity, and Sidereals by their complicated relationship with Fate, for example.</text:p>
          </text:list-item>
          <text:list-item>
            <text:p text:style-name="P21">Choose Three <text:a xlink:type="simple" xlink:href="#Intimacies|outline" text:style-name="Internet_20_link" text:visited-style-name="Visited_20_Internet_20_Link"><text:span text:style-name="T6">Intimacies</text:span></text:a>, which represent your devotions or relations to ideas, people, or history.</text:p>
          </text:list-item>
          <text:list-item>
            <text:p text:style-name="P23"><text:span text:style-name="T1">Distribute 26 dots to Attributes</text:span>. No single Attribute may be lower than 1, nor higher than 5.<text:line-break/><text:line-break/><text:span text:style-name="T7">Suggested Method: <text:s/><text:line-break/></text:span><text:span text:style-name="T36">Set all Attributes to 1. </text:span><text:span text:style-name="T35"><text:line-break/>Assign each category (Mental, Social, Mental) to be your character’s Primary, Secondary, or Tertiary set. Then add:</text:span></text:p>
            <text:list>
              <text:list-item>
                <text:list>
                  <text:list-item>
                    <text:p text:style-name="P29"><text:span text:style-name="T1">9 Dots</text:span> to Primary.</text:p>
                  </text:list-item>
                  <text:list-item>
                    <text:p text:style-name="P29"><text:span text:style-name="T1">5 Dots</text:span> to Secondary.</text:p>
                  </text:list-item>
                  <text:list-item>
                    <text:p text:style-name="P29"><text:span text:style-name="T1">3 Dots</text:span> to Tertiary.</text:p>
                  </text:list-item>
                </text:list>
              </text:list-item>
            </text:list>
          </text:list-item>
          <text:list-item>
            <text:p text:style-name="P27">Abilities</text:p>
          </text:list-item>
        </text:list>
        <text:list xml:id="list3587137845" text:style-name="Exalt_20_Dot">
          <text:list-item>
            <text:list>
              <text:list-item>
                <text:p text:style-name="P25">Mark <text:span text:style-name="T1">5 </text:span>Abilities as <text:span text:style-name="T1">Favored</text:span>, <text:span text:style-name="T55">gaining 1 </text:span><text:span text:style-name="T3">free dot</text:span><text:span text:style-name="T41"> </text:span><text:span text:style-name="T43">each.</text:span></text:p>
              </text:list-item>
              <text:list-item>
                <text:p text:style-name="P25"><text:span text:style-name="T42">Mark the </text:span><text:span text:style-name="T44">(+1)</text:span><text:span text:style-name="T42"> </text:span><text:span text:style-name="T44">Favored Ability granted from</text:span><text:span text:style-name="T42"> </text:span><text:span text:style-name="T44">the </text:span><text:span text:style-name="T42">Exaltation/Cast</text:span><text:span text:style-name="T12">e, gaining its</text:span><text:span text:style-name="T42"> </text:span><text:span text:style-name="T47">1 </text:span><text:span text:style-name="T4">free dot</text:span><text:span text:style-name="T42"> as well.</text:span></text:p>
              </text:list-item>
              <text:list-item>
                <text:p text:style-name="P25">Use <text:span text:style-name="T1">9 dots </text:span>to increase Favored Abilities, with no single Ability being higher than <text:span text:style-name="T1">5</text:span>.</text:p>
              </text:list-item>
              <text:list-item>
                <text:p text:style-name="P24"><text:span text:style-name="T1">6 dots</text:span> in <text:span text:style-name="T7">non-Favored</text:span> Abilities, with no single Ability raised higher than <text:span text:style-name="T1">3 </text:span>during this phase.</text:p>
              </text:list-item>
              <text:list-item>
                <text:p text:style-name="P26"><text:span text:style-name="T56">Choose </text:span><text:span text:style-name="T34">3</text:span><text:span text:style-name="T56"> </text:span><text:span text:style-name="T5">Specialities,</text:span><text:span text:style-name="T45"> ea</text:span><text:span text:style-name="T46">ch </text:span><text:span text:style-name="T45">in </text:span><text:span text:style-name="T46">a seperate Favored </text:span><text:span text:style-name="T45">Abilit</text:span><text:span text:style-name="T46">y.</text:span></text:p>
              </text:list-item>
            </text:list>
          </text:list-item>
        </text:list>
        <text:list xml:id="list205136400396559" text:continue-list="list2146709092" text:style-name="Exalted_20_1a">
          <text:list-item>
            <text:p text:style-name="P21">Choose a <text:a xlink:type="simple" xlink:href="#Martial Arts|outline" text:style-name="Internet_20_link" text:visited-style-name="Visited_20_Internet_20_Link"><text:span text:style-name="T6">Martial Arts Style</text:span></text:a>. Martial Arts dictates how your character interacts during combat, ranging from animal styles to esoteric and strange supernatural styles.</text:p>
          </text:list-item>
          <text:list-item>
            <text:p text:style-name="P21">Gain 15 <text:span text:style-name="T2">Resources</text:span>, which may immediately be spent on Merits. During character creation, Obstruction rolls are ignored. </text:p>
          </text:list-item>
          <text:list-item>
            <text:p text:style-name="P21">Gain <text:span text:style-name="T1">3 Lesser Powers, </text:span>each in an Ability that is <text:span text:style-name="T1">Favored.</text:span></text:p>
          </text:list-item>
          <text:list-item>
            <text:p text:style-name="P28">Spend <text:span text:style-name="T2">30 xp</text:span> as desired.</text:p>
          </text:list-item>
        </text:list>
        <table:table table:name="Table2" table:style-name="Table2">
          <table:table-column table:style-name="Table2.A"/>
          <table:table-row table:style-name="Table2.1">
            <table:table-cell table:style-name="Table2.A1" office:value-type="string">
              <text:p text:style-name="P15">Summary</text:p>
              <text:list xml:id="list205134771178167" text:continue-numbering="true" text:style-name="Exalted_20_1a">
                <text:list-header>
                  <text:p text:style-name="P44"><text:span text:style-name="T31">Before spending xp, double check that your character has the following </text:span><text:span text:style-name="T32">minimums</text:span>: </text:p>
                  <text:p text:style-name="P43"><text:span text:style-name="T1">26 </text:span>Attribute Points</text:p>
                  <text:p text:style-name="P43"><text:span text:style-name="T1">14 </text:span>Favored Ability Points</text:p>
                  <text:list>
                    <text:list-header>
                      <text:p text:style-name="P43"><text:span text:style-name="T39">(</text:span><text:span text:style-name="T1">+1 </text:span>from Exaltation/Caste<text:span text:style-name="T53">)</text:span></text:p>
                    </text:list-header>
                  </text:list>
                  <text:p text:style-name="P43"><text:span text:style-name="T1">6</text:span> Non-Favored Ability Points</text:p>
                  <text:p text:style-name="P43"><text:span text:style-name="T1">3</text:span> Lesser Powers (Favored) </text:p>
                  <text:p text:style-name="P43"><text:span text:style-name="T1">1</text:span> Martial Arts Form </text:p>
                  <text:p text:style-name="P43"><text:span text:style-name="T1">15</text:span> Project Resources</text:p>
                  <text:p text:style-name="P45"><text:span text:style-name="T1">3 </text:span>Specialities</text:p>
                </text:list-header>
              </text:list>
            </table:table-cell>
          </table:table-row>
        </table:table>
        <text:list xml:id="list205136281666447" text:continue-numbering="true" text:style-name="Exalted_20_1a">
          <text:list-item>
            <text:p text:style-name="P30">Specify <text:span text:style-name="T2">Equipment</text:span> the character carries, considering their background. <text:s/>Unlike other systems, Exalted does not require an extensive list of what equipment or tools the Exalt has on their person---so long as it is reasonable for them to have an item, they are considered to be carrying it. Mundane armor and weapons are included</text:p>
          </text:list-item>
          <text:list-item>
            <text:p text:style-name="P31"><text:span text:style-name="T49">General Static Values</text:span><text:line-break/><text:span text:style-name="T38">Record the following calculated static values</text:span></text:p>
          </text:list-item>
        </text:list>
        <text:list xml:id="list205135972518159" text:continue-list="list3587137845" text:style-name="Exalt_20_Dot">
          <text:list-item>
            <text:list>
              <text:list-item>
                <text:p text:style-name="P33"><text:span text:style-name="T1">Personal Motes<text:line-break/></text:span><text:span text:style-name="T50">10 + (Essenc</text:span><text:span text:style-name="T51">e)</text:span></text:p>
              </text:list-item>
              <text:list-item>
                <text:p text:style-name="P33"><text:span text:style-name="T1">Peripheral Motes<text:line-break/></text:span><text:span text:style-name="T50">15 <text:s/>+ (Essence) x2</text:span></text:p>
              </text:list-item>
              <text:list-item>
                <text:p text:style-name="P32"><text:span text:style-name="T1">Guile<text:line-break/></text:span><text:span text:style-name="T50">(Composure + Deception)/2</text:span></text:p>
              </text:list-item>
              <text:list-item>
                <text:p text:style-name="P33"><text:span text:style-name="T1">Resolve<text:line-break/></text:span><text:span text:style-name="T50">(Will + Integrity)/2</text:span></text:p>
              </text:list-item>
            </text:list>
          </text:list-item>
        </text:list>
        <table:table table:name="Table3" table:style-name="Table3">
          <table:table-column table:style-name="Table3.A"/>
          <text:soft-page-break/>
          <table:table-row table:style-name="Table3.1">
            <table:table-cell table:style-name="Table3.A1" office:value-type="string">
              <text:p text:style-name="P8">Rounding</text:p>
              <text:p text:style-name="P7"><text:span text:style-name="T33">A</text:span><text:span text:style-name="T54">lways round up to the nearest whole number.</text:span></text:p>
            </table:table-cell>
          </table:table-row>
        </table:table>
        <text:list xml:id="list205135639575737" text:continue-list="list205136281666447" text:style-name="Exalted_20_1a">
          <text:list-item>
            <text:p text:style-name="P34">Combat Static Values<text:line-break/><text:span text:style-name="T37">Assign the static values </text:span><text:span text:style-name="T40">used (most commonly)</text:span><text:span text:style-name="T37"> during a Combat Scene.</text:span></text:p>
          </text:list-item>
        </text:list>
        <text:list xml:id="list205136515580162" text:continue-list="list205135972518159" text:style-name="Exalt_20_Dot">
          <text:list-item>
            <text:list>
              <text:list-item>
                <text:p text:style-name="P35"><text:span text:style-name="T1">Endurance <text:line-break/></text:span><text:span text:style-name="T13">5</text:span><text:span text:style-name="T50">+(Stamina+Athletics+Physique)+(Essence) x</text:span><text:span text:style-name="T52">2</text:span></text:p>
              </text:list-item>
              <text:list-item>
                <text:p text:style-name="P36"><text:span text:style-name="T29">Defense Value (DV) </text:span><text:span text:style-name="T8"><text:line-break/></text:span><text:span text:style-name="T18">Greater of Evasion or Soak </text:span></text:p>
              </text:list-item>
              <text:list-item>
                <text:p text:style-name="P37"><text:span text:style-name="T48">Evasion</text:span> <text:line-break/><text:span text:style-name="T26">(</text:span><text:span text:style-name="T25">Dexterity + Athletics)/2 </text:span><text:span text:style-name="T27">+ (Evasion Mod)</text:span></text:p>
              </text:list-item>
              <text:list-item>
                <text:p text:style-name="P38"><text:span text:style-name="T29">Soak</text:span><text:span text:style-name="T8"> <text:line-break/></text:span><text:span text:style-name="T20">(</text:span><text:span text:style-name="T19">Stamina + Physique)/2 + (Soak Mod)</text:span></text:p>
              </text:list-item>
              <text:list-item>
                <text:p text:style-name="P39"><text:span text:style-name="T28">Accuracy</text:span><text:span text:style-name="T9"> <text:line-break/></text:span><text:span text:style-name="T21">(</text:span><text:span text:style-name="T22">Weapon Att.</text:span><text:span text:style-name="T18"> + Weapon Ability)/2 + (Weapon Mod)<text:line-break/></text:span><text:span text:style-name="T11"><text:line-break/></text:span><text:span text:style-name="T14">The Attribute and Ability </text:span><text:span text:style-name="T16">used</text:span><text:span text:style-name="T14"> </text:span><text:span text:style-name="T16">depend</text:span><text:span text:style-name="T17">s</text:span><text:span text:style-name="T16"> on th</text:span><text:span text:style-name="T17">e current weapon</text:span><text:span text:style-name="T14"> This is described in more detail in </text:span><text:a xlink:type="simple" xlink:href="#Weapons and Armor|outline" text:style-name="Internet_20_link" text:visited-style-name="Visited_20_Internet_20_Link">Weapons</text:a><text:span text:style-name="T15">.</text:span></text:p>
              </text:list-item>
              <text:list-item>
                <text:p text:style-name="P40"><text:span text:style-name="T28">Base Damage</text:span><text:span text:style-name="T9"><text:line-break/></text:span><text:span text:style-name="T18">(Strength + Essence Level)/2 + </text:span><text:span text:style-name="T23">(</text:span><text:span text:style-name="T18">Weapon </text:span><text:span text:style-name="T23">Mod)</text:span></text:p>
              </text:list-item>
              <text:list-item>
                <text:p text:style-name="P40"><text:span text:style-name="T30">Initiative</text:span><text:span text:style-name="T10"><text:line-break/></text:span><text:span text:style-name="T24">(Cunning + Awareness)/2</text:span><text:line-break/></text:p>
              </text:list-item>
            </text:list>
          </text:list-item>
        </text:list>
        <table:table table:name="Table6" table:style-name="Table6">
          <table:table-column table:style-name="Table6.A"/>
          <table:table-row table:style-name="Table6.1">
            <table:table-cell table:style-name="Table6.A1" office:value-type="string">
              <text:p text:style-name="P9">XP Generation</text:p>
              <text:p text:style-name="P6">If you prefer pure xp <text:s/>generation, character creation ends at 150xp, with the following minimums:</text:p>
              <text:p text:style-name="P6"/>
              <text:list xml:id="list1690731214" text:style-name="Exalted_20_Center_20_Dot">
                <text:list-item>
                  <text:p text:style-name="P41">Attributes: <text:s/>68 xp</text:p>
                </text:list-item>
                <text:list-item>
                  <text:p text:style-name="P41">Favored Abilities: 18xp</text:p>
                </text:list-item>
                <text:list-item>
                  <text:p text:style-name="P41">Non-Favored Abilities: 18xp</text:p>
                </text:list-item>
                <text:list-item>
                  <text:p text:style-name="P41">Lesser Powers: <text:s/>12xp</text:p>
                </text:list-item>
                <text:list-item>
                  <text:p text:style-name="P41">Martial Arts Form: 4xp</text:p>
                </text:list-item>
                <text:list-item>
                  <text:p text:style-name="P41"><text:span text:style-name="T1">15</text:span> Project Resources</text:p>
                </text:list-item>
                <text:list-item>
                  <text:p text:style-name="P41"><text:span text:style-name="T1">3 </text:span>Specialities</text:p>
                </text:list-item>
              </text:list>
            </table:table-cell>
          </table:table-row>
        </table:table>
        <text:h text:style-name="P17" text:outline-level="2"/>
        <text:h text:style-name="P18" text:outline-level="2">Advancement</text:h>
        <text:p text:style-name="Exalted">Essence increases automatically depending on how much xp has accumulated after Character Creation:</text:p>
        <text:list xml:id="list205135637153255" text:continue-numbering="true" text:style-name="Exalted_20_Center_20_Dot">
          <text:list-item>
            <text:p text:style-name="P42">Essence 2: <text:tab/>25 xp</text:p>
          </text:list-item>
          <text:list-item>
            <text:p text:style-name="P42">Essence 3: <text:tab/>50 xp</text:p>
          </text:list-item>
          <text:list-item>
            <text:p text:style-name="P42">Essence 4: <text:tab/>100 xp</text:p>
          </text:list-item>
          <text:list-item>
            <text:p text:style-name="P20">Essence 5: <text:tab/>200 xp</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1">Five XP </text:span>and <text:span text:style-name="T1">Two RES</text:span>, in addition to any Extra XP or RES they may have earned.</text:p>
        <text:h text:style-name="Heading_20_3" text:outline-level="3">Extra XP</text:h>
        <text:p text:style-name="Exalted">The Storyteller may grant extra xp (+2 each) for roleplay. All player characters receive this bonus--while one character may initiate it, it is a shared and cooperative experience to bring that about.</text:p>
        <text:list xml:id="list205135080078306" text:continue-numbering="true" text:style-name="Exalted_20_Center_20_Dot">
          <text:list-item>
            <text:p text:style-name="P42">Reaching a milestone in a player character’s personal story.</text:p>
          </text:list-item>
          <text:list-item>
            <text:p text:style-name="P42">Suffering a defeat, or otherwise being impeded in their journeys.</text:p>
          </text:list-item>
          <text:list-item>
            <text:p text:style-name="P20">A character falling to their Great Curse, which changes the course of the story in a non-insignificant manner.</text:p>
          </text:list-item>
        </text:list>
        <text:h text:style-name="Heading_20_3" text:outline-level="3">Gaining Resources</text:h>
        <text:p text:style-name="Exalted">Resources should be sought out, and rewarded, based on the Player's actions in the story. <text:s/>If they manage to acquire riches, or recruit helpers to work, give them Resources to represent such actions.</text:p>
        <text:p text:style-name="Exalted">Each individual <text:span text:style-name="T1">Keystone </text:span><text:span text:style-name="T7">must</text:span> be intentionally sought out by the player, and requires anywhere from a Scene to a full Story to acquire.</text:p>
        <text:p text:style-name="Exalted">Each source of Resource should be added together when combined. For example, by having access to the wealth and income of an entire city (20) for a Season (50) would result in 70 RE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4">Resources</text:p>
            </table:table-cell>
            <table:covered-table-cell/>
            <table:covered-table-cell/>
            <table:covered-table-cell/>
          </table:table-row>
          <table:table-row table:style-name="Table7.1">
            <table:table-cell table:style-name="Table7.A2" office:value-type="string">
              <text:p text:style-name="P14"/>
            </table:table-cell>
            <table:table-cell table:style-name="Table7.B2" office:value-type="string">
              <text:p text:style-name="P14">Manpower</text:p>
            </table:table-cell>
            <table:table-cell table:style-name="Table7.C2" office:value-type="string">
              <text:p text:style-name="P14">Wealth</text:p>
            </table:table-cell>
            <table:table-cell table:style-name="Table7.D2" office:value-type="string">
              <text:p text:style-name="P14">Time</text:p>
            </table:table-cell>
          </table:table-row>
          <table:table-row table:style-name="Table7.1">
            <table:table-cell table:style-name="Table7.A3" office:value-type="string">
              <text:p text:style-name="P11">1</text:p>
            </table:table-cell>
            <table:table-cell table:style-name="Table7.B3" office:value-type="string">
              <text:p text:style-name="P11">Hamlet</text:p>
            </table:table-cell>
            <table:table-cell table:style-name="Table7.C3" office:value-type="string">
              <text:p text:style-name="P11">-</text:p>
            </table:table-cell>
            <table:table-cell table:style-name="Table7.A3" office:value-type="string">
              <text:p text:style-name="P11">Day</text:p>
            </table:table-cell>
          </table:table-row>
          <table:table-row table:style-name="Table7.1">
            <table:table-cell table:style-name="Table7.A4" office:value-type="string">
              <text:p text:style-name="P11">5</text:p>
            </table:table-cell>
            <table:table-cell table:style-name="Table7.B4" office:value-type="string">
              <text:p text:style-name="P11">Village</text:p>
            </table:table-cell>
            <table:table-cell table:style-name="Table7.C4" office:value-type="string">
              <text:p text:style-name="P11">Merchant</text:p>
            </table:table-cell>
            <table:table-cell table:style-name="Table7.D4" office:value-type="string">
              <text:p text:style-name="P11">Week</text:p>
            </table:table-cell>
          </table:table-row>
          <table:table-row table:style-name="Table7.1">
            <table:table-cell table:style-name="Table7.A3" office:value-type="string">
              <text:p text:style-name="P11">10</text:p>
            </table:table-cell>
            <table:table-cell table:style-name="Table7.B3" office:value-type="string">
              <text:p text:style-name="P11">Town</text:p>
            </table:table-cell>
            <table:table-cell table:style-name="Table7.C3" office:value-type="string">
              <text:p text:style-name="P11">Caravan</text:p>
            </table:table-cell>
            <table:table-cell table:style-name="Table7.A3" office:value-type="string">
              <text:p text:style-name="P11">Month</text:p>
            </table:table-cell>
          </table:table-row>
          <table:table-row table:style-name="Table7.1">
            <table:table-cell table:style-name="Table7.A6" office:value-type="string">
              <text:p text:style-name="P12">20</text:p>
            </table:table-cell>
            <table:table-cell table:style-name="Table7.B6" office:value-type="string">
              <text:p text:style-name="P12">City</text:p>
            </table:table-cell>
            <table:table-cell table:style-name="Table7.C6" office:value-type="string">
              <text:p text:style-name="P12">City Income</text:p>
            </table:table-cell>
            <table:table-cell table:style-name="Table7.D6" office:value-type="string">
              <text:p text:style-name="P12">Season</text:p>
            </table:table-cell>
          </table:table-row>
          <table:table-row table:style-name="Table7.1">
            <table:table-cell table:style-name="Table7.A3" office:value-type="string">
              <text:p text:style-name="P11">50</text:p>
            </table:table-cell>
            <table:table-cell table:style-name="Table7.B3" office:value-type="string">
              <text:p text:style-name="P11">Prefecture</text:p>
            </table:table-cell>
            <table:table-cell table:style-name="Table7.C3" office:value-type="string">
              <text:p text:style-name="P11">Trading Network</text:p>
            </table:table-cell>
            <table:table-cell table:style-name="Table7.A3" office:value-type="string">
              <text:p text:style-name="P11">Year</text:p>
            </table:table-cell>
          </table:table-row>
          <table:table-row table:style-name="Table7.1">
            <table:table-cell table:style-name="Table7.A8" office:value-type="string">
              <text:p text:style-name="P12">75</text:p>
            </table:table-cell>
            <table:table-cell table:style-name="Table7.B8" office:value-type="string">
              <text:p text:style-name="P12">Province</text:p>
            </table:table-cell>
            <table:table-cell table:style-name="Table7.C8" office:value-type="string">
              <text:p text:style-name="P12">Nation</text:p>
            </table:table-cell>
            <table:table-cell table:style-name="Table7.D8" office:value-type="string">
              <text:p text:style-name="P12">Decade</text:p>
            </table:table-cell>
          </table:table-row>
        </table:table>
        <text:p text:style-name="P10"/>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18T20:51:34.541000000</dc:date>
    <meta:editing-cycles>128</meta:editing-cycles>
    <meta:editing-duration>PT7H37M41S</meta:editing-duration>
    <meta:generator>LibreOffice/7.0.3.1$Windows_X86_64 LibreOffice_project/d7547858d014d4cf69878db179d326fc3483e082</meta:generator>
    <dc:creator>Samuel Smith</dc:creator>
    <meta:document-statistic meta:table-count="5" meta:image-count="0" meta:object-count="0" meta:page-count="2" meta:paragraph-count="120" meta:word-count="932" meta:character-count="5502" meta:non-whitespace-character-count="4709"/>
  </office:meta>
</office:document-meta>
</file>